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opacity-name="Transparency_20_3" draw:textarea-horizontal-align="center" draw:textarea-vertical-align="middle" fo:padding-top="0.05cm" fo:padding-bottom="0.05cm" fo:padding-left="0.1cm" fo:padding-right="0.1cm"/>
    </style:style>
    <style:style style:name="gr2" style:family="graphic" style:parent-style-name="standard">
      <style:graphic-properties draw:opacity-name="Transparency_20_3" draw:textarea-horizontal-align="center" draw:textarea-vertical-align="middle"/>
    </style:style>
    <style:style style:name="gr3" style:family="graphic" style:parent-style-name="standard">
      <style:graphic-properties draw:fill="solid" draw:fill-color="#cccccc" draw:opacity-name="Transparency_20_3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2cm" fo:min-width="0.876cm"/>
    </style:style>
    <style:style style:name="gr5" style:family="graphic" style:parent-style-name="standard">
      <style:graphic-properties draw:fill="solid" draw:fill-color="#ffff66" draw:opacity-name="Transparency_20_3" draw:textarea-horizontal-align="center" draw:textarea-vertical-align="middle" fo:padding-top="0.05cm" fo:padding-bottom="0.05cm" fo:padding-left="0.1cm" fo:padding-right="0.1cm"/>
    </style:style>
    <style:style style:name="gr6" style:family="graphic" style:parent-style-name="standard">
      <style:graphic-properties draw:fill-color="#808080" draw:opacity-name="Transparency_20_3" draw:textarea-horizontal-align="center" draw:textarea-vertical-align="middle"/>
    </style:style>
    <style:style style:name="gr7" style:family="graphic" style:parent-style-name="standard">
      <style:graphic-properties draw:marker-end="Arrow" draw:marker-end-width="0.3cm" draw:textarea-horizontal-align="center"/>
    </style:style>
    <style:style style:name="gr8" style:family="graphic" style:parent-style-name="standard">
      <style:graphic-properties draw:textarea-horizontal-align="center"/>
    </style:style>
    <style:style style:name="P1" style:family="paragraph">
      <style:paragraph-properties fo:margin-left="0cm" fo:margin-right="0cm" fo:text-align="center" fo:text-indent="0cm">
        <style:tab-stops/>
      </style:paragraph-properties>
    </style:style>
    <style:style style:name="P2" style:family="paragraph">
      <style:paragraph-properties fo:margin-left="0cm" fo:margin-right="0cm" fo:text-align="center" fo:text-indent="0cm">
        <style:tab-stops/>
      </style:paragraph-properties>
      <style:text-properties fo:font-size="16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16pt"/>
    </style:style>
    <style:style style:name="P5" style:family="paragraph">
      <style:paragraph-properties fo:margin-left="0cm" fo:margin-right="0cm" fo:text-align="center" fo:text-indent="0cm"/>
      <style:text-properties fo:font-size="14pt" fo:font-style="italic" style:font-size-asian="24pt" style:font-size-complex="24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size="10pt" fo:font-style="italic"/>
    </style:style>
    <style:style style:name="P8" style:family="paragraph">
      <style:paragraph-properties fo:margin-left="0cm" fo:margin-right="0cm" fo:text-align="center" fo:text-indent="0cm">
        <style:tab-stops/>
      </style:paragraph-properties>
      <style:text-properties fo:font-size="12pt" fo:font-style="italic"/>
    </style:style>
    <style:style style:name="P9" style:family="paragraph">
      <style:paragraph-properties fo:text-align="center"/>
    </style:style>
    <style:style style:name="T1" style:family="text">
      <style:text-properties fo:font-size="16pt"/>
    </style:style>
    <style:style style:name="T2" style:family="text">
      <style:text-properties fo:font-size="14pt" fo:font-style="italic" style:font-size-asian="24pt" style:font-size-complex="24pt"/>
    </style:style>
    <style:style style:name="T3" style:family="text">
      <style:text-properties fo:font-size="10pt" fo:font-style="italic"/>
    </style:style>
    <style:style style:name="T4" style:family="text">
      <style:text-properties fo:font-size="12pt"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layer="layout" svg:width="3cm" svg:height="0.85cm" svg:x="3.455cm" svg:y="11.588cm">
          <text:p text:style-name="P1"><text:span text:style-name="T1">Sail API</text:span></text:p>
        </draw:rect>
        <draw:rect draw:style-name="gr2" draw:text-style-name="P4" draw:layer="layout" svg:width="8.3cm" svg:height="0.85cm" svg:x="3.455cm" svg:y="12.588cm">
          <text:p text:style-name="P3"><text:span text:style-name="T1">RDF Model</text:span></text:p>
        </draw:rect>
        <draw:rect draw:style-name="gr2" draw:text-style-name="P4" draw:layer="layout" svg:width="2cm" svg:height="0.85cm" svg:x="6.605cm" svg:y="11.588cm">
          <text:p text:style-name="P3"><text:span text:style-name="T1">Rio</text:span></text:p>
        </draw:rect>
        <draw:rect draw:style-name="gr2" draw:text-style-name="P4" draw:layer="layout" svg:width="4.1cm" svg:height="0.85cm" svg:x="7.655cm" svg:y="8.988cm">
          <text:p text:style-name="P3"><text:span text:style-name="T1">HTTP Server</text:span></text:p>
        </draw:rect>
        <draw:rect draw:style-name="gr3" draw:text-style-name="P5" draw:layer="layout" svg:width="4.05cm" svg:height="0.85cm" svg:x="3.455cm" svg:y="8.988cm">
          <text:p text:style-name="P3"><text:span text:style-name="T2">application</text:span></text:p>
        </draw:rect>
        <draw:frame draw:style-name="gr4" draw:text-style-name="P7" draw:layer="layout" svg:width="1.076cm" svg:height="0.742cm" svg:x="12.875cm" svg:y="11.238cm">
          <draw:text-box>
            <text:p text:style-name="P6"><text:span text:style-name="T3">HTTP</text:span></text:p>
          </draw:text-box>
        </draw:frame>
        <draw:rect draw:style-name="gr1" draw:text-style-name="P2" draw:layer="layout" svg:width="8.3cm" svg:height="0.85cm" svg:x="3.455cm" svg:y="9.988cm">
          <text:p text:style-name="P1"><text:span text:style-name="T1">Repository API</text:span></text:p>
        </draw:rect>
        <draw:rect draw:style-name="gr5" draw:text-style-name="P8" draw:layer="layout" svg:width="4.05cm" svg:height="0.6cm" svg:x="3.455cm" svg:y="10.838cm">
          <text:p text:style-name="P8"><text:span text:style-name="T4">SailRepository</text:span></text:p>
        </draw:rect>
        <draw:rect draw:style-name="gr5" draw:text-style-name="P8" draw:layer="layout" svg:width="4.1cm" svg:height="0.6cm" svg:x="7.655cm" svg:y="10.838cm">
          <text:p text:style-name="P8"><text:span text:style-name="T4">HTTPRepository</text:span></text:p>
        </draw:rect>
        <draw:rect draw:style-name="gr2" draw:text-style-name="P4" draw:layer="layout" svg:width="3cm" svg:height="0.85cm" svg:x="8.755cm" svg:y="11.588cm">
          <text:p text:style-name="P3"><text:span text:style-name="T1">HTTPClient</text:span></text:p>
        </draw:rect>
        <draw:rect draw:style-name="gr6" draw:text-style-name="P4" draw:layer="layout" svg:width="4.1cm" svg:height="0.85cm" svg:x="14.905cm" svg:y="11.588cm">
          <text:p text:style-name="P3"><text:span text:style-name="T1">HTTP Server</text:span></text:p>
        </draw:rect>
        <draw:line draw:style-name="gr7" draw:text-style-name="P9" draw:layer="layout" svg:x1="13.505cm" svg:y1="12.188cm" svg:x2="11.755cm" svg:y2="12.188cm">
          <text:p text:style-name="P6"/>
        </draw:line>
        <draw:line draw:style-name="gr7" draw:text-style-name="P9" draw:layer="layout" svg:x1="13.155cm" svg:y1="11.838cm" svg:x2="14.905cm" svg:y2="11.838cm">
          <text:p text:style-name="P6"/>
        </draw:line>
        <draw:line draw:style-name="gr8" draw:text-style-name="P9" draw:layer="layout" svg:x1="13.505cm" svg:y1="12.188cm" svg:x2="13.155cm" svg:y2="11.838cm">
          <text:p text:style-name="P6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2" draw:display-name="Transparency 2" draw:style="linear" draw:start="100%" draw:end="25%" draw:angle="3000" draw:border="0%"/>
    <draw:opacity draw:name="Transparency_20_3" draw:display-name="Transparency 3" draw:style="linear" draw:start="100%" draw:end="50%" draw:angle="3000" draw:border="0%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7b00" draw:fill-gradient-name="Gradient_20_7" draw:fill-hatch-name="Hatch_20_1" draw:fill-image-name="Bitmape_20_1" draw:opacity="100%" draw:opacity-name="Transparency_20_2" draw:fill-image-width="0cm" draw:fill-image-height="0cm" draw:textarea-vertical-align="middle" fo:padding-top="0.05cm" fo:padding-bottom="0.05cm" fo:padding-left="0.1cm" fo:padding-right="0.1cm" draw:shadow="hidden" draw:shadow-offset-x="0.1cm" draw:shadow-offset-y="0.1cm" draw:shadow-color="#808080" draw:shadow-opacity="50%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8.804cm" fo:margin-bottom="15.975cm" fo:margin-left="3.315cm" fo:margin-right="1.784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>
      <office:forms form:automatic-focus="false" form:apply-design-mode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meta:initial-creator>Arjohn Kampman</meta:initial-creator>
    <meta:creation-date>2005-06-07T13:47:49</meta:creation-date>
    <dc:creator>Arjohn Kampman</dc:creator>
    <dc:date>2007-04-05T11:23:02</dc:date>
    <dc:language>en-US</dc:language>
    <meta:editing-cycles>22</meta:editing-cycles>
    <meta:editing-duration>PT9H8M39S</meta:editing-duration>
    <meta:user-defined meta:name="Info 1"/>
    <meta:user-defined meta:name="Info 2"/>
    <meta:user-defined meta:name="Info 3"/>
    <meta:user-defined meta:name="Info 4"/>
    <meta:document-statistic meta:object-count="14"/>
  </office:meta>
</office:document-meta>
</file>